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true" fo:text-align="end" style:justify-single-word="false"/>
    </style:style>
    <style:style style:name="P3" style:family="paragraph" style:parent-style-name="Heading_20_1">
      <style:text-properties officeooo:paragraph-rsid="00212043"/>
    </style:style>
    <style:style style:name="P4" style:family="paragraph" style:parent-style-name="Standard">
      <style:text-properties fo:font-size="11pt" fo:font-style="normal" fo:font-weight="normal" style:font-size-asian="11pt" style:font-style-asian="normal" style:font-weight-asian="normal"/>
    </style:style>
    <style:style style:name="P5" style:family="paragraph" style:parent-style-name="Standard">
      <style:text-properties fo:font-size="11pt" fo:font-style="normal" fo:font-weight="normal" officeooo:paragraph-rsid="0027b905" style:font-size-asian="11pt" style:font-style-asian="normal" style:font-weight-asian="normal"/>
    </style:style>
    <style:style style:name="P6" style:family="paragraph" style:parent-style-name="Standard">
      <style:text-properties fo:font-size="11pt" fo:font-style="normal" fo:font-weight="normal" officeooo:paragraph-rsid="0033c453" style:font-size-asian="11pt" style:font-style-asian="normal" style:font-weight-asian="normal"/>
    </style:style>
    <style:style style:name="P7" style:family="paragraph" style:parent-style-name="Standard">
      <style:text-properties fo:font-size="11pt" fo:font-style="normal" fo:font-weight="normal" officeooo:rsid="003a6118" officeooo:paragraph-rsid="003a6118" style:font-size-asian="11pt" style:font-style-asian="normal" style:font-weight-asian="normal"/>
    </style:style>
    <style:style style:name="P8" style:family="paragraph" style:parent-style-name="Standard">
      <style:text-properties fo:font-size="11pt" fo:font-style="normal" fo:font-weight="bold" style:font-size-asian="11pt" style:font-style-asian="normal" style:font-weight-asian="bold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weight-complex="bold"/>
    </style:style>
    <style:style style:name="P10" style:family="paragraph" style:parent-style-name="Standard">
      <style:text-properties fo:font-size="11pt" fo:font-style="normal" fo:font-weight="bold" officeooo:paragraph-rsid="0025f982" style:font-size-asian="11pt" style:font-style-asian="normal" style:font-weight-asian="bold"/>
    </style:style>
    <style:style style:name="P11" style:family="paragraph" style:parent-style-name="Standard">
      <style:text-properties fo:font-size="11pt" fo:font-style="normal" fo:font-weight="bold" officeooo:paragraph-rsid="002e249a" style:font-size-asian="11pt" style:font-style-asian="normal" style:font-weight-asian="bold"/>
    </style:style>
    <style:style style:name="P12" style:family="paragraph" style:parent-style-name="Standard">
      <style:text-properties officeooo:paragraph-rsid="0018c5b4"/>
    </style:style>
    <style:style style:name="P13" style:family="paragraph" style:parent-style-name="Standard">
      <style:text-properties officeooo:paragraph-rsid="001c756d"/>
    </style:style>
    <style:style style:name="P14" style:family="paragraph" style:parent-style-name="Standard">
      <style:text-properties officeooo:rsid="003741c0" officeooo:paragraph-rsid="003741c0"/>
    </style:style>
    <style:style style:name="P15" style:family="paragraph" style:parent-style-name="Standard">
      <style:text-properties officeooo:paragraph-rsid="00392bd8"/>
    </style:style>
    <style:style style:name="P16" style:family="paragraph" style:parent-style-name="Standard">
      <style:text-properties officeooo:paragraph-rsid="003a6118"/>
    </style:style>
    <style:style style:name="P17" style:family="paragraph" style:parent-style-name="Standard">
      <style:text-properties fo:font-size="11pt" fo:font-style="normal" fo:font-weight="normal" officeooo:paragraph-rsid="00400a64" style:font-size-asian="11pt" style:font-style-asian="normal" style:font-weight-asian="normal"/>
    </style:style>
    <style:style style:name="P18" style:family="paragraph" style:parent-style-name="Standard">
      <style:text-properties fo:font-size="11pt" fo:font-style="normal" fo:font-weight="normal" officeooo:paragraph-rsid="00392bd8" style:font-size-asian="11pt" style:font-style-asian="normal" style:font-weight-asian="normal"/>
    </style:style>
    <style:style style:name="P19" style:family="paragraph" style:parent-style-name="Standard">
      <style:text-properties fo:font-size="11pt" fo:font-style="normal" fo:font-weight="normal" officeooo:paragraph-rsid="001c756d" style:font-size-asian="11pt" style:font-style-asian="normal" style:font-weight-asian="normal"/>
    </style:style>
    <style:style style:name="P20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font-style="normal" fo:font-weight="normal" style:font-size-asian="11pt" style:font-style-asian="normal" style:font-weight-asian="normal"/>
    </style:style>
    <style:style style:name="P21" style:family="paragraph" style:parent-style-name="Standard">
      <style:text-properties fo:font-size="11pt" fo:font-style="normal" fo:font-weight="bold" officeooo:rsid="00358abf" officeooo:paragraph-rsid="0050d1d7" style:font-size-asian="11pt" style:font-style-asian="normal" style:font-weight-asian="bold" style:font-weight-complex="bold"/>
    </style:style>
    <style:style style:name="P22" style:family="paragraph" style:parent-style-name="Standard">
      <style:text-properties officeooo:paragraph-rsid="0045424c"/>
    </style:style>
    <style:style style:name="P23" style:family="paragraph" style:parent-style-name="Standard">
      <style:text-properties officeooo:paragraph-rsid="0046e0e8"/>
    </style:style>
    <style:style style:name="P24" style:family="paragraph" style:parent-style-name="Standard">
      <style:text-properties officeooo:paragraph-rsid="004c6c5f"/>
    </style:style>
    <style:style style:name="P25" style:family="paragraph" style:parent-style-name="Standard">
      <style:text-properties officeooo:paragraph-rsid="003741c0"/>
    </style:style>
    <style:style style:name="P26" style:family="paragraph" style:parent-style-name="Standard">
      <style:text-properties officeooo:paragraph-rsid="0018c5b4"/>
    </style:style>
    <style:style style:name="P27" style:family="paragraph" style:parent-style-name="Standard">
      <style:text-properties officeooo:paragraph-rsid="006e5ea2"/>
    </style:style>
    <style:style style:name="T1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T2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style:style style:name="T3" style:family="text">
      <style:text-properties fo:font-size="11pt" fo:font-style="normal" fo:font-weight="normal" style:font-size-asian="11pt" style:font-style-asian="normal" style:font-weight-asian="normal" style:font-weight-complex="normal"/>
    </style:style>
    <style:style style:name="T4" style:family="text">
      <style:text-properties fo:font-size="11pt" fo:font-style="normal" fo:font-weight="normal" officeooo:rsid="0018c5b4" style:font-size-asian="11pt" style:font-style-asian="normal" style:font-weight-asian="normal" style:font-weight-complex="normal"/>
    </style:style>
    <style:style style:name="T5" style:family="text">
      <style:text-properties fo:font-size="11pt" fo:font-style="normal" fo:font-weight="normal" officeooo:rsid="001a763d" style:font-size-asian="11pt" style:font-style-asian="normal" style:font-weight-asian="normal" style:font-weight-complex="normal"/>
    </style:style>
    <style:style style:name="T6" style:family="text">
      <style:text-properties fo:font-size="11pt" fo:font-style="normal" fo:font-weight="normal" officeooo:rsid="003741c0" style:font-size-asian="11pt" style:font-style-asian="normal" style:font-weight-asian="normal" style:font-weight-complex="normal"/>
    </style:style>
    <style:style style:name="T7" style:family="text">
      <style:text-properties fo:font-size="11pt" fo:font-style="normal" fo:font-weight="normal" officeooo:rsid="00392bd8" style:font-size-asian="11pt" style:font-style-asian="normal" style:font-weight-asian="normal" style:font-weight-complex="normal"/>
    </style:style>
    <style:style style:name="T8" style:family="text">
      <style:text-properties fo:font-size="11pt" fo:font-style="normal" fo:font-weight="normal" officeooo:rsid="003a6118" style:font-size-asian="11pt" style:font-style-asian="normal" style:font-weight-asian="normal" style:font-weight-complex="normal"/>
    </style:style>
    <style:style style:name="T9" style:family="text">
      <style:text-properties fo:font-size="11pt" fo:font-style="normal" fo:font-weight="normal" officeooo:rsid="0041d7de" style:font-size-asian="11pt" style:font-style-asian="normal" style:font-weight-asian="normal" style:font-weight-complex="normal"/>
    </style:style>
    <style:style style:name="T10" style:family="text">
      <style:text-properties fo:font-size="11pt" fo:font-style="normal" fo:font-weight="normal" officeooo:rsid="0046dea6" style:font-size-asian="11pt" style:font-style-asian="normal" style:font-weight-asian="normal" style:font-weight-complex="normal"/>
    </style:style>
    <style:style style:name="T11" style:family="text">
      <style:text-properties fo:font-size="11pt" fo:font-style="normal" fo:font-weight="normal" officeooo:rsid="004cd056" style:font-size-asian="11pt" style:font-style-asian="normal" style:font-weight-asian="normal" style:font-weight-complex="normal"/>
    </style:style>
    <style:style style:name="T12" style:family="text">
      <style:text-properties fo:font-size="11pt" fo:font-style="normal" fo:font-weight="normal" officeooo:rsid="004d61ee" style:font-size-asian="11pt" style:font-style-asian="normal" style:font-weight-asian="normal" style:font-weight-complex="normal"/>
    </style:style>
    <style:style style:name="T13" style:family="text">
      <style:text-properties fo:font-size="11pt" fo:font-style="normal" fo:font-weight="normal" officeooo:rsid="004d8628" style:font-size-asian="11pt" style:font-style-asian="normal" style:font-weight-asian="normal" style:font-weight-complex="normal"/>
    </style:style>
    <style:style style:name="T14" style:family="text">
      <style:text-properties fo:font-size="11pt" fo:font-style="normal" fo:font-weight="normal" officeooo:rsid="004e94eb" style:font-size-asian="11pt" style:font-style-asian="normal" style:font-weight-asian="normal" style:font-weight-complex="normal"/>
    </style:style>
    <style:style style:name="T15" style:family="text">
      <style:text-properties fo:font-size="11pt" fo:font-style="normal" fo:font-weight="normal" officeooo:rsid="00500e77" style:font-size-asian="11pt" style:font-style-asian="normal" style:font-weight-asian="normal" style:font-weight-complex="normal"/>
    </style:style>
    <style:style style:name="T16" style:family="text">
      <style:text-properties fo:font-size="11pt" fo:font-style="normal" fo:font-weight="normal" officeooo:rsid="0052f970" style:font-size-asian="11pt" style:font-style-asian="normal" style:font-weight-asian="normal" style:font-weight-complex="normal"/>
    </style:style>
    <style:style style:name="T17" style:family="text">
      <style:text-properties fo:font-size="11pt" fo:font-style="normal" fo:font-weight="normal" officeooo:rsid="0053e85f" style:font-size-asian="11pt" style:font-style-asian="normal" style:font-weight-asian="normal" style:font-weight-complex="normal"/>
    </style:style>
    <style:style style:name="T18" style:family="text">
      <style:text-properties fo:font-size="11pt" fo:font-style="normal" fo:font-weight="normal" officeooo:rsid="0057b03c" style:font-size-asian="11pt" style:font-style-asian="normal" style:font-weight-asian="normal" style:font-weight-complex="normal"/>
    </style:style>
    <style:style style:name="T19" style:family="text">
      <style:text-properties fo:font-size="11pt" fo:font-style="normal" fo:font-weight="normal" officeooo:rsid="005b4c5c" style:font-size-asian="11pt" style:font-style-asian="normal" style:font-weight-asian="normal" style:font-weight-complex="normal"/>
    </style:style>
    <style:style style:name="T20" style:family="text">
      <style:text-properties fo:font-size="11pt" fo:font-style="normal" fo:font-weight="normal" officeooo:rsid="005d4aa9" style:font-size-asian="11pt" style:font-style-asian="normal" style:font-weight-asian="normal" style:font-weight-complex="normal"/>
    </style:style>
    <style:style style:name="T21" style:family="text">
      <style:text-properties fo:font-size="11pt" fo:font-style="normal" fo:font-weight="normal" officeooo:rsid="005df615" style:font-size-asian="11pt" style:font-style-asian="normal" style:font-weight-asian="normal" style:font-weight-complex="normal"/>
    </style:style>
    <style:style style:name="T22" style:family="text">
      <style:text-properties fo:font-size="11pt" fo:font-style="normal" fo:font-weight="bold" style:font-size-asian="11pt" style:font-style-asian="normal" style:font-weight-asian="bold"/>
    </style:style>
    <style:style style:name="T23" style:family="text">
      <style:text-properties fo:font-size="11pt" fo:font-style="normal" fo:font-weight="bold" officeooo:rsid="001a763d" style:font-size-asian="11pt" style:font-style-asian="normal" style:font-weight-asian="bold" style:font-weight-complex="normal"/>
    </style:style>
    <style:style style:name="T24" style:family="text">
      <style:text-properties fo:font-size="11pt" fo:font-style="normal" fo:font-weight="bold" officeooo:rsid="001c756d" style:font-size-asian="11pt" style:font-style-asian="normal" style:font-weight-asian="bold" style:font-weight-complex="normal"/>
    </style:style>
    <style:style style:name="T25" style:family="text">
      <style:text-properties fo:font-size="11pt" fo:font-style="normal" fo:font-weight="bold" officeooo:rsid="003741c0" style:font-size-asian="11pt" style:font-style-asian="normal" style:font-weight-asian="bold" style:font-weight-complex="normal"/>
    </style:style>
    <style:style style:name="T26" style:family="text">
      <style:text-properties fo:font-size="11pt" fo:font-style="normal" fo:font-weight="bold" officeooo:rsid="003a6118" style:font-size-asian="11pt" style:font-style-asian="normal" style:font-weight-asian="bold" style:font-weight-complex="normal"/>
    </style:style>
    <style:style style:name="T27" style:family="text">
      <style:text-properties fo:font-weight="normal" style:font-weight-asian="normal"/>
    </style:style>
    <style:style style:name="T28" style:family="text">
      <style:text-properties fo:font-weight="normal" officeooo:rsid="001a763d" style:font-weight-asian="normal"/>
    </style:style>
    <style:style style:name="T29" style:family="text">
      <style:text-properties fo:font-weight="normal" officeooo:rsid="0025f982" style:font-weight-asian="normal"/>
    </style:style>
    <style:style style:name="T30" style:family="text">
      <style:text-properties fo:font-weight="normal" officeooo:rsid="0026143d" style:font-weight-asian="normal"/>
    </style:style>
    <style:style style:name="T31" style:family="text">
      <style:text-properties fo:font-weight="normal" officeooo:rsid="002d686c" style:font-weight-asian="normal"/>
    </style:style>
    <style:style style:name="T32" style:family="text">
      <style:text-properties fo:font-weight="normal" officeooo:rsid="002e249a" style:font-weight-asian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92bd8" style:font-weight-asian="normal" style:font-weight-complex="normal"/>
    </style:style>
    <style:style style:name="T35" style:family="text">
      <style:text-properties fo:font-weight="normal" officeooo:rsid="003ab446" style:font-weight-asian="normal" style:font-weight-complex="normal"/>
    </style:style>
    <style:style style:name="T36" style:family="text">
      <style:text-properties fo:font-weight="normal" officeooo:rsid="003d664c" style:font-weight-asian="normal" style:font-weight-complex="normal"/>
    </style:style>
    <style:style style:name="T37" style:family="text">
      <style:text-properties fo:font-weight="normal" officeooo:rsid="00400a64" style:font-weight-asian="normal" style:font-weight-complex="normal"/>
    </style:style>
    <style:style style:name="T38" style:family="text">
      <style:text-properties fo:font-weight="normal" officeooo:rsid="0050d1d7" style:font-weight-asian="normal" style:font-weight-complex="normal"/>
    </style:style>
    <style:style style:name="T39" style:family="text">
      <style:text-properties fo:font-weight="normal" officeooo:rsid="00674f0c" style:font-weight-asian="normal" style:font-weight-complex="normal"/>
    </style:style>
    <style:style style:name="T40" style:family="text">
      <style:text-properties fo:font-weight="normal" officeooo:rsid="006765b6" style:font-weight-asian="normal" style:font-weight-complex="normal"/>
    </style:style>
    <style:style style:name="T41" style:family="text">
      <style:text-properties officeooo:rsid="00229644"/>
    </style:style>
    <style:style style:name="T42" style:family="text">
      <style:text-properties officeooo:rsid="002462ed"/>
    </style:style>
    <style:style style:name="T43" style:family="text">
      <style:text-properties officeooo:rsid="0025f982" style:font-weight-complex="bold"/>
    </style:style>
    <style:style style:name="T44" style:family="text">
      <style:text-properties officeooo:rsid="00288c47"/>
    </style:style>
    <style:style style:name="T45" style:family="text">
      <style:text-properties officeooo:rsid="002999c7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officeooo:rsid="0045424c" style:font-weight-asian="bold" style:font-weight-complex="normal"/>
    </style:style>
    <style:style style:name="T48" style:family="text">
      <style:text-properties fo:font-weight="bold" officeooo:rsid="0046e0e8" style:font-weight-asian="bold" style:font-weight-complex="normal"/>
    </style:style>
    <style:style style:name="T49" style:family="text">
      <style:text-properties fo:font-weight="bold" officeooo:rsid="004c6c5f" style:font-weight-asian="bold" style:font-weight-complex="normal"/>
    </style:style>
    <style:style style:name="T50" style:family="text">
      <style:text-properties style:font-weight-complex="normal"/>
    </style:style>
    <style:style style:name="T51" style:family="text">
      <style:text-properties officeooo:rsid="00212043" style:font-weight-complex="normal"/>
    </style:style>
    <style:style style:name="T52" style:family="text">
      <style:text-properties officeooo:rsid="002accc6" style:font-weight-complex="normal"/>
    </style:style>
    <style:style style:name="T53" style:family="text">
      <style:text-properties officeooo:rsid="003d664c" style:font-weight-complex="normal"/>
    </style:style>
    <style:style style:name="T54" style:family="text">
      <style:text-properties officeooo:rsid="0044c499" style:font-weight-complex="normal"/>
    </style:style>
    <style:style style:name="T55" style:family="text">
      <style:text-properties officeooo:rsid="0045424c" style:font-weight-complex="normal"/>
    </style:style>
    <style:style style:name="T56" style:family="text">
      <style:text-properties officeooo:rsid="0046dea6" style:font-weight-complex="normal"/>
    </style:style>
    <style:style style:name="T57" style:family="text">
      <style:text-properties officeooo:rsid="0046e0e8" style:font-weight-complex="normal"/>
    </style:style>
    <style:style style:name="T58" style:family="text">
      <style:text-properties officeooo:rsid="0047bb4a" style:font-weight-complex="normal"/>
    </style:style>
    <style:style style:name="T59" style:family="text">
      <style:text-properties officeooo:rsid="004890c6" style:font-weight-complex="normal"/>
    </style:style>
    <style:style style:name="T60" style:family="text">
      <style:text-properties officeooo:rsid="0049641a" style:font-weight-complex="normal"/>
    </style:style>
    <style:style style:name="T61" style:family="text">
      <style:text-properties officeooo:rsid="004c6c5f" style:font-weight-complex="normal"/>
    </style:style>
    <style:style style:name="T62" style:family="text">
      <style:text-properties officeooo:rsid="0057b03c" style:font-weight-complex="normal"/>
    </style:style>
    <style:style style:name="T63" style:family="text">
      <style:text-properties officeooo:rsid="0059afe9" style:font-weight-complex="normal"/>
    </style:style>
    <style:style style:name="T64" style:family="text">
      <style:text-properties officeooo:rsid="003ab446"/>
    </style:style>
    <style:style style:name="T65" style:family="text">
      <style:text-properties officeooo:rsid="003ee5f9"/>
    </style:style>
    <style:style style:name="T66" style:family="text">
      <style:text-properties officeooo:rsid="00400a64"/>
    </style:style>
    <style:style style:name="T67" style:family="text">
      <style:text-properties officeooo:rsid="0046dea6"/>
    </style:style>
    <style:style style:name="T68" style:family="text">
      <style:text-properties fo:color="#355269" loext:opacity="100%"/>
    </style:style>
    <style:style style:name="T69" style:family="text">
      <style:text-properties fo:color="#355269" loext:opacity="100%" style:text-underline-style="solid" style:text-underline-width="auto" style:text-underline-color="font-color"/>
    </style:style>
    <style:style style:name="T70" style:family="text">
      <style:text-properties fo:color="#355269" loext:opacity="100%" style:text-underline-style="solid" style:text-underline-width="auto" style:text-underline-color="font-color" officeooo:rsid="003ab446"/>
    </style:style>
    <style:style style:name="T71" style:family="text">
      <style:text-properties officeooo:rsid="0052f970"/>
    </style:style>
    <style:style style:name="T72" style:family="text">
      <style:text-properties officeooo:rsid="0054d32f"/>
    </style:style>
    <style:style style:name="T73" style:family="text">
      <style:text-properties officeooo:rsid="0055be23"/>
    </style:style>
    <style:style style:name="T74" style:family="text">
      <style:text-properties officeooo:rsid="0055c3f1"/>
    </style:style>
    <style:style style:name="T75" style:family="text">
      <style:text-properties officeooo:rsid="00565d50"/>
    </style:style>
    <style:style style:name="T76" style:family="text">
      <style:text-properties officeooo:rsid="00606d83"/>
    </style:style>
    <style:style style:name="T77" style:family="text">
      <style:text-properties officeooo:rsid="0060d9a8"/>
    </style:style>
    <style:style style:name="T78" style:family="text">
      <style:text-properties officeooo:rsid="00624744"/>
    </style:style>
    <style:style style:name="T79" style:family="text">
      <style:text-properties officeooo:rsid="0063b016"/>
    </style:style>
    <style:style style:name="T80" style:family="text">
      <style:text-properties officeooo:rsid="006582b9"/>
    </style:style>
    <style:style style:name="T81" style:family="text">
      <style:text-properties officeooo:rsid="00693f63"/>
    </style:style>
    <style:style style:name="T82" style:family="text">
      <style:text-properties officeooo:rsid="006e5ea2"/>
    </style:style>
    <style:style style:name="T83" style:family="text">
      <style:text-properties officeooo:rsid="00704201"/>
    </style:style>
    <style:style style:name="T84" style:family="text">
      <style:text-properties fo:font-size="8pt" officeooo:rsid="00704201" style:font-size-asian="8pt" style:font-size-complex="8pt"/>
    </style:style>
    <style:style style:name="T85" style:family="text">
      <style:text-properties fo:font-size="8pt" fo:font-style="normal" fo:font-weight="normal" officeooo:rsid="00704201" style:font-size-asian="8pt" style:font-style-asian="normal" style:font-weight-asian="normal" style:font-size-complex="8pt" style:font-weight-complex="normal"/>
    </style:style>
    <style:style style:name="T86" style:family="text">
      <style:text-properties fo:font-size="8pt" fo:font-style="normal" fo:font-weight="normal" officeooo:rsid="006e5ea2" style:font-size-asian="8pt" style:font-style-asian="normal" style:font-weight-asian="normal" style:font-size-complex="8pt" style:font-weight-complex="normal"/>
    </style:style>
    <style:style style:name="T87" style:family="text">
      <style:text-properties fo:font-style="normal" fo:font-weight="normal" officeooo:rsid="00704201" style:font-style-asian="normal" style:font-weight-asian="normal" style:font-weight-complex="normal"/>
    </style:style>
    <style:style style:name="T88" style:family="text">
      <style:text-properties fo:font-size="10pt" officeooo:rsid="00704201" style:font-size-asian="10pt" style:font-size-complex="10pt"/>
    </style:style>
    <style:style style:name="T89" style:family="text">
      <style:text-properties fo:font-size="10pt" fo:font-style="normal" fo:font-weight="normal" officeooo:rsid="00704201" style:font-size-asian="10pt" style:font-style-asian="normal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rjeet Singh <text:s text:c="12"/><text:span text:style-name="T1">Email: gurjeet@singh.im | Phone: +1-234-567-9313</text:span></text:p>
      <text:p text:style-name="P2"><text:span text:style-name="T1">Detailed resume: </text:span><text:a xlink:type="simple" xlink:href="http://gurjeet.singh.im/resume" text:style-name="Internet_20_link" text:visited-style-name="Visited_20_Internet_20_Link"><text:span text:style-name="Internet_20_link"><text:span text:style-name="T2">gurjeet.singh.im/resume</text:span></text:span></text:a></text:p>
      <text:h text:style-name="P1" text:outline-level="1">Professional Summary</text:h>
      <text:p text:style-name="P4">Seasoned Software Architect and Database Architect with over 20 years of experience specializing in database internals, distributed systems, and cloud-native architectures. Expert in C and Go programming languages, with deep proficiency in PostgreSQL internals, Docker, Kubernetes, and major cloud platforms including AWS, Azure, and GCP. Recognized contributions to the PostgreSQL open-source community and a proven leader in designing scalable, high-performance systems.</text:p>
      <text:p text:style-name="P21"><text:span text:style-name="T69">Career Highlight</text:span><text:span text:style-name="T70">s</text:span><text:span text:style-name="T68">:</text:span><text:span text:style-name="T33"> Founding engineer at Amazon </text:span><text:span text:style-name="T34">Aurora</text:span><text:span text:style-name="T33"> PostgreSQL. </text:span><text:span text:style-name="T38">At </text:span><text:span text:style-name="T36">GE Digital, </text:span><text:span text:style-name="T38">d</text:span><text:span text:style-name="T35">eveloped and operated Postgres-as-a-Service with an ARR of </text:span><text:span text:style-name="T40">about </text:span><text:span text:style-name="T35">$</text:span><text:span text:style-name="T39">1</text:span><text:span text:style-name="T35">.</text:span><text:span text:style-name="T39">2</text:span><text:span text:style-name="T35"> million.</text:span></text:p>
      <text:h text:style-name="Heading_20_1" text:outline-level="1">Core Competencies</text:h>
      <text:p text:style-name="P6">Databases: PostgreSQL, Oracle, MS-SQL Server, Sybase, SQLite</text:p>
      <text:p text:style-name="P6">Programming Languages: C, Go, C++, Java, JavaScript, TypeScript, Shell Scripting</text:p>
      <text:p text:style-name="P4">Operating Systems: Linux, Windows, Sun Solaris</text:p>
      <text:p text:style-name="P4">Cloud &amp; Containerization: AWS, Azure, GCP, Docker, Kubernetes</text:p>
      <text:p text:style-name="P4">Web Technologies: Node.js, REST APIs, Microservices, XML, HTML, PHP</text:p>
      <text:h text:style-name="Heading_20_1" text:outline-level="1">Professional Experience</text:h>
      <text:p text:style-name="P25"><text:span text:style-name="T25">Oracle</text:span><text:span text:style-name="T3">, </text:span><text:span text:style-name="T16">Jan</text:span><text:span text:style-name="T6"> </text:span><text:span text:style-name="T3">202</text:span><text:span text:style-name="T6">4 – present</text:span><text:span text:style-name="T3">, </text:span><text:span text:style-name="T6">C</text:span><text:span text:style-name="T12">onsu</text:span><text:span text:style-name="T13">l</text:span><text:span text:style-name="T12">ting </text:span><text:span text:style-name="T6">M</text:span><text:span text:style-name="T12">ember of </text:span><text:span text:style-name="T6">T</text:span><text:span text:style-name="T12">ech</text:span><text:span text:style-name="T15">nical</text:span><text:span text:style-name="T12"> </text:span><text:span text:style-name="T6">S</text:span><text:span text:style-name="T12">taff</text:span></text:p>
      <text:p text:style-name="P14"><text:span text:style-name="T7">Improved </text:span><text:span text:style-name="T14">database</text:span><text:span text:style-name="T3"> </text:span><text:span text:style-name="T14">i</text:span><text:span text:style-name="T3">nstance resiliency </text:span><text:span text:style-name="T7">by preventing ORA-0600 </text:span><text:span text:style-name="T17">instance </text:span><text:span text:style-name="T7">crashes.</text:span></text:p>
      <text:p text:style-name="P12"><text:span text:style-name="T22">Amazon Web Services (AWS)</text:span><text:span text:style-name="T3">, </text:span><text:span text:style-name="T7">Jun </text:span><text:span text:style-name="T3">2022 – </text:span><text:span text:style-name="T16">Dec</text:span><text:span text:style-name="T7"> 202</text:span><text:span text:style-name="T16">3</text:span><text:span text:style-name="T3">, </text:span><text:span text:style-name="T18">SDE-3</text:span></text:p>
      <text:p text:style-name="P7"><text:span text:style-name="T65">W</text:span>orked on improving <text:span text:style-name="T74">Open Source </text:span>PostgreSQL <text:span text:style-name="T72">functionality </text:span><text:span text:style-name="T65">for the </text:span><text:span text:style-name="T73">Amazon </text:span><text:span text:style-name="T65">RDS platform.</text:span></text:p>
      <text:p text:style-name="P16"><text:span text:style-name="T26">Supabase</text:span><text:span text:style-name="T3">, </text:span><text:span text:style-name="T8">Sep 2021</text:span><text:span text:style-name="T3"> – </text:span><text:span text:style-name="T8">May 2022</text:span><text:span text:style-name="T3">, </text:span><text:span text:style-name="T8">Fellow Engineer</text:span></text:p>
      <text:p text:style-name="P12"><text:span text:style-name="T22">GE Digital</text:span><text:span text:style-name="T3">, </text:span><text:span text:style-name="T8">May </text:span><text:span text:style-name="T3">2016 – </text:span><text:span text:style-name="T8">Aug 2021</text:span><text:span text:style-name="T3">, </text:span><text:span text:style-name="T20">5</text:span><text:span text:style-name="T21">+</text:span><text:span text:style-name="T20"> years, </text:span><text:span text:style-name="T3">Software Architect</text:span></text:p>
      <text:p text:style-name="P17">Architected, developed, operate<text:span text:style-name="T66">d,</text:span> and <text:span text:style-name="T66">became owner of </text:span>Postgres-as-a-Service <text:span text:style-name="T75">called Postgres-2.0 </text:span><text:span text:style-name="T41">on GE </text:span><text:span text:style-name="T71">Digital</text:span><text:span text:style-name="T41"> </text:span>Predix Platform. <text:span text:style-name="T75">Postgres-2.0 service</text:span><text:span text:style-name="T71"> worked</text:span> <text:span text:style-name="T41">on AWS </text:span>as well as <text:span text:style-name="T71">on </text:span>Kubernetes, <text:span text:style-name="T75">and it</text:span><text:span text:style-name="T64"> had an ARR of about $</text:span><text:span text:style-name="T81">1.2</text:span><text:span text:style-name="T64"> million.</text:span></text:p>
      <text:p text:style-name="P15"><text:span text:style-name="T46">Amazon Web Services (AWS)</text:span><text:span text:style-name="T50">, </text:span><text:span text:style-name="T54">May </text:span><text:span text:style-name="T50">2015 – </text:span><text:span text:style-name="T54">May 2016</text:span><text:span text:style-name="T50">, </text:span><text:span text:style-name="T62">SDE-2</text:span></text:p>
      <text:p text:style-name="P18"><text:span text:style-name="T53">I was founding engineer on the Amazon Aurora PostgreSQL team. I d</text:span><text:span text:style-name="T50">eveloped the transaction logging system for Amazon Aurora PostgreSQL. </text:span><text:span text:style-name="T63">I m</text:span><text:span text:style-name="T51">odified PostgreSQL to make </text:span><text:span text:style-name="T52">it </text:span><text:span text:style-name="T51">work with Aurora Distributed Storage, instead of local storage.</text:span></text:p>
      <text:p text:style-name="P22"><text:span text:style-name="T47">Thales e-Security</text:span><text:span text:style-name="T51">, </text:span><text:span text:style-name="T55">Nov</text:span><text:span text:style-name="T54"> </text:span><text:span text:style-name="T51">201</text:span><text:span text:style-name="T55">4</text:span><text:span text:style-name="T51"> – </text:span><text:span text:style-name="T54">May 201</text:span><text:span text:style-name="T55">5</text:span><text:span text:style-name="T51">, Senior Software Engineer</text:span></text:p>
      <text:p text:style-name="Standard"><text:soft-page-break/><text:span text:style-name="T22">EnterpriseDB</text:span><text:span text:style-name="T3">, </text:span><text:span text:style-name="T9">Jul </text:span><text:span text:style-name="T3">2006 – </text:span><text:span text:style-name="T9">Oct 2014</text:span><text:span text:style-name="T3">, </text:span><text:span text:style-name="T19">8</text:span><text:span text:style-name="T21">+</text:span><text:span text:style-name="T19"> years, </text:span><text:span text:style-name="T9">Lead Engineer – </text:span><text:span text:style-name="T4">Database Architect</text:span></text:p>
      <text:p text:style-name="P5"><text:span text:style-name="T42">Architected and developed Postgres projects like </text:span>Index Advisor <text:span text:style-name="T42">and </text:span>Query Optimizer Hints. <text:span text:style-name="T42">Co-lead Postgres Plus Cloud Database Platform’</text:span><text:span text:style-name="T44">s architecture and development</text:span><text:span text:style-name="T42">. Architected and developed Alerting </text:span><text:span text:style-name="T45">S</text:span><text:span text:style-name="T42">ubsystem in Postgres Enterprise Manager. </text:span><text:span text:style-name="T79">Conducted trainings for partners and customers. Helped many customers as a RemoteDBA. Spearheaded the Professional Services team’s effort on Architectural Health Checks for Postgres databases.</text:span></text:p>
      <text:p text:style-name="P13"><text:span text:style-name="T24">CommVault Systems</text:span><text:span text:style-name="T3">, </text:span><text:span text:style-name="T10">May </text:span><text:span text:style-name="T3">2005 – </text:span><text:span text:style-name="T10">Jul 2006</text:span><text:span text:style-name="T3">, Software Engineer</text:span></text:p>
      <text:p text:style-name="P19">Develop<text:span text:style-name="T67">ed</text:span> <text:span text:style-name="T76">and supported </text:span>the <text:span text:style-name="T77">Q</text:span><text:span text:style-name="T78">N</text:span><text:span text:style-name="T77">et </text:span>Report Generation Server in C++.</text:p>
      <text:p text:style-name="P23"><text:span text:style-name="T48">Oracle India</text:span><text:span text:style-name="T50">, </text:span><text:span text:style-name="T59">N</text:span><text:span text:style-name="T57">ov</text:span><text:span text:style-name="T56"> </text:span><text:span text:style-name="T50">200</text:span><text:span text:style-name="T57">3</text:span><text:span text:style-name="T50"> – </text:span><text:span text:style-name="T57">May</text:span><text:span text:style-name="T56"> 200</text:span><text:span text:style-name="T57">5</text:span><text:span text:style-name="T50">, Software Engineer</text:span></text:p>
      <text:p text:style-name="P23"><text:span text:style-name="T58">F</text:span><text:span text:style-name="T50">ix</text:span><text:span text:style-name="T58">ed</text:span><text:span text:style-name="T50"> defects in the Cost-Based-Optimizer module of the Oracl</text:span><text:span text:style-name="T58">e </text:span><text:span text:style-name="T60">Database</text:span><text:span text:style-name="T58">.</text:span></text:p>
      <text:p text:style-name="P24"><text:span text:style-name="T49">Aztec</text:span><text:span text:style-name="T58">, </text:span><text:span text:style-name="T61">Sep</text:span><text:span text:style-name="T56"> </text:span><text:span text:style-name="T58">200</text:span><text:span text:style-name="T57">3</text:span><text:span text:style-name="T58"> – </text:span><text:span text:style-name="T61">Nov</text:span><text:span text:style-name="T56"> 200</text:span><text:span text:style-name="T61">3</text:span><text:span text:style-name="T58">, Software </text:span><text:span text:style-name="T61">Developer</text:span></text:p>
      <text:p text:style-name="P13"><text:span text:style-name="T23">Vaman Technologies</text:span><text:span text:style-name="T3">, </text:span><text:span text:style-name="T11">Jul </text:span><text:span text:style-name="T5">2001 – </text:span><text:span text:style-name="T11">Sep 2003</text:span><text:span text:style-name="T3">, </text:span><text:span text:style-name="T5">Junior </text:span><text:span text:style-name="T3">Software Engineer</text:span></text:p>
      <text:p text:style-name="P11"><text:span text:style-name="T27">Worked on various components of </text:span><text:span text:style-name="T31">flagship</text:span><text:span text:style-name="T27"> RDBMS, including Query Parser, </text:span><text:span text:style-name="T28">PL/SQL compatibility</text:span><text:span text:style-name="T27">, OS-independent kernel, the OS abstraction layer, </text:span><text:span text:style-name="T32">and TPC-C benchmarking</text:span><text:span text:style-name="T27">.</text:span></text:p>
      <text:h text:style-name="P3" text:outline-level="1">Open Source Contributions</text:h>
      <text:p text:style-name="P9">PostgreSQL</text:p>
      <text:p text:style-name="P4">• Identified and fixed security vulnerability CVE-2009-4136.</text:p>
      <text:p text:style-name="P4">• Implemented features such as replacing primary key indexes, enhancing Linux OOM Killer interaction, and adding the `\ir` command in `psql`.</text:p>
      <text:p text:style-name="P4">• Resolved Windows-specific race conditions in the logging subsystem.</text:p>
      <text:p text:style-name="P4">• PostgreSQL Ecosystem Tools: Developed extensions and tools including Index Advisor, Postgres Hibernator, DBYardstick, and pg_plan_guarantee.</text:p>
      <text:p text:style-name="P10"><text:span text:style-name="T43">Docker: </text:span><text:span text:style-name="T27">Creator of </text:span><text:span text:style-name="T30">initial </text:span><text:span text:style-name="T27">ZFS File System driver for Docker containers.</text:span></text:p>
      <text:p text:style-name="P10"><text:span text:style-name="T43">NixOS: </text:span><text:span text:style-name="T27">Creator of </text:span><text:span text:style-name="T29">vim-darwin package</text:span><text:span text:style-name="T27">.</text:span></text:p>
      <text:h text:style-name="Heading_20_1" text:outline-level="1">Education &amp; Certifications</text:h>
      <text:p text:style-name="P8">Post Graduate Diploma in Advanced Computing</text:p>
      <text:p text:style-name="P4">C-DAC, February 2001 – July 2001</text:p>
      <text:p text:style-name="P8">Bachelor of Engineering, <text:span text:style-name="T80">Mechanical</text:span></text:p>
      <text:p text:style-name="P20">Gulbarga University, India, 1996 – 2000</text:p>
      <text:h text:style-name="Heading_20_2" text:outline-level="2"><text:span text:style-name="T82">Postgres Blog</text:span>s</text:h>
      <text:p text:style-name="Standard"><text:a xlink:type="simple" xlink:href="https://gurjeet.singh.im/blog/2014/04/30/postgres-hibernator-reduce-planned-database-down-times/" text:style-name="Internet_20_link" text:visited-style-name="Visited_20_Internet_20_Link"><text:span text:style-name="T88">Postgres Hibernator: Reduce Planned Database Down Times</text:span></text:a></text:p>
      <text:p text:style-name="P27"><text:a xlink:type="simple" xlink:href="https://gurjeet-tech.blogspot.com/search/label/postgres" text:style-name="Internet_20_link" text:visited-style-name="Visited_20_Internet_20_Link"><text:span text:style-name="T89">Personal Tech Blog Postgres Category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0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Tahoma" style:font-family-asian="Tahoma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Tahoma" style:font-family-asian="Tahom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Tahoma" style:font-family-asian="Tahoma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Tahoma" style:font-family-asian="Tahoma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Tahoma" style:font-family-asian="Tahom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Tahoma" style:font-family-asian="Tahoma" style:font-family-generic-asian="system" style:font-pitch-asian="variable" style:font-size-asian="10pt" style:language-asian="en" style:country-asian="US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1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Tahoma" style:font-family-asian="Tahom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Tahoma" style:font-family-asian="Tahom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Tahoma" style:font-family-asian="Tahom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Tahoma" style:font-family-asian="Tahoma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9pt" fo:font-style="normal" style:text-underline-style="none" fo:font-weight="normal" style:font-size-asian="9pt" style:font-style-asian="normal" style:font-weight-asian="normal" style:font-size-complex="9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n-US</dc:language>
    <dc:date>2025-04-17T19:43:07.674148002</dc:date>
    <meta:editing-cycles>92</meta:editing-cycles>
    <meta:editing-duration>P2DT2H5M35S</meta:editing-duration>
    <meta:generator>LibreOffice/24.2.3.2$MacOSX_AARCH64 LibreOffice_project/433d9c2ded56988e8a90e6b2e771ee4e6a5ab2ba</meta:generator>
    <meta:print-date>2025-04-14T19:02:14.281162307</meta:print-date>
    <meta:printed-by>PDF files</meta:printed-by>
    <meta:document-statistic meta:table-count="0" meta:image-count="0" meta:object-count="0" meta:page-count="2" meta:paragraph-count="47" meta:word-count="531" meta:character-count="3958" meta:non-whitespace-character-count="3448"/>
    <meta:user-defined meta:name="AppVersion">15.0000</meta:user-defined>
    <meta:template xlink:type="simple" xlink:actuate="onRequest" xlink:title="Normal.dotm" xlink:href=""/>
  </office:meta>
</office:document-meta>
</file>